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E00000007AA76E0AE1370B53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cc99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notes">
      <style:graphic-properties draw:fill-color="#ffffff" draw:auto-grow-height="true" fo:min-height="12.262cm"/>
    </style:style>
    <style:style style:name="pr4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7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2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punctuation-wrap="simple" style:writing-mode="lr-tb"/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7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19" style:family="paragraph">
      <style:paragraph-properties fo:margin-top="0cm" fo:margin-bottom="0cm" fo:line-height="100%" fo:text-align="center" style:punctuation-wrap="simple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end" style:punctuation-wrap="simple" style:writing-mode="lr-tb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3" style:family="paragraph">
      <style:paragraph-properties fo:margin-top="0cm" fo:margin-bottom="0cm" fo:line-height="100%" fo:text-align="start" style:writing-mode="lr-tb"/>
    </style:style>
    <style:style style:name="P2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2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6633" style:text-line-through-style="none" style:text-line-through-type="none" style:text-position="0% 100%" style:font-name="Garamond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6633" style:text-line-through-style="none" style:text-line-through-type="none" style:text-position="0% 100%" style:font-name="Garamond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font-variant="normal" fo:text-transform="none" fo:color="#006633" style:text-line-through-style="none" style:text-line-through-type="none" style:text-position="0% 100%" style:font-name="Garamond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AA76E0AE1370B53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AA76E0AE1370B53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AA76E0AE1370B53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AA76E0AE1370B53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AA76E0AE1370B53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AA76E0AE1370B53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AA76E0AE1370B53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AA76E0AE1370B53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AA76E0AE1370B53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AA76E0AE1370B53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KI</presentation:footer-decl>
      <draw:page draw:name="page1" draw:style-name="dp1" draw:master-page-name="secondImpress" presentation:presentation-page-layout-name="AL1T0" presentation:use-footer-name="ftr1">
        <draw:frame draw:name="Title 3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Asymmetric Key Encryption</text:span></text:p>
          </draw:text-box>
        </draw:frame>
        <draw:frame draw:name="Subtitle 4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008cm" svg:height="10.218cm" svg:x="2.693cm" svg:y="2.07cm" draw:page-number="1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symmetric Key Encryption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Asymmetric Key Encryption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Different keys are used to encrypt and decrypt the plaintext.</text:span></text:p>
              </text:list-item>
              <text:list-item>
                <text:p text:style-name="P6"><text:span text:style-name="T3">Keys now come in pairs.</text:span></text:p>
              </text:list-item>
              <text:list-item>
                <text:p text:style-name="P6"><text:span text:style-name="T3">Less computationally efficient than symmetric key encryption. </text:span></text:p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2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ublic  and Private Keys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Public <text:s/>and Private Keys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One key is kept private.</text:span></text:p>
              </text:list-item>
              <text:list-item>
                <text:p text:style-name="P6"><text:span text:style-name="T3">The other key is made public.</text:span></text:p>
              </text:list-item>
              <text:list-item>
                <text:p text:style-name="P6"><text:span text:style-name="T3">Can be used for confidentiality (but typically is not because it is not as efficient as a symmetric key). </text:span></text:p>
              </text:list-item>
              <text:list-item>
                <text:p text:style-name="P6"><text:span text:style-name="T3">Is used mainly for authentication. 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1" draw:layer="layout" svg:width="13.008cm" svg:height="10.218cm" svg:x="2.693cm" svg:y="2.07cm" draw:page-number="3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symmetric Key Encryption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Asymmetric Key Encryption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Confidentialit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mazon can </text:span><text:span text:style-name="T5">receive</text:span><text:span text:style-name="T4"> data encrypted with their public key (as only they can decrypt it)</text:span></text:p>
                  </text:list-item>
                </text:list>
              </text:list-item>
              <text:list-item>
                <text:p text:style-name="P6"><text:span text:style-name="T3">Authentication</text:span></text:p>
                <text:list>
                  <text:list-item>
                    <text:p text:style-name="P8"><text:span text:style-name="T4">Amazon can use their private key to encrypt something. </text:span></text:p>
                  </text:list-item>
                  <text:list-item>
                    <text:p text:style-name="P8"><text:span text:style-name="T4">If we decrypt it with Amazon's public key and it makes sense, then it must be from Amazon, as only they counld have encrypted i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4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ublic-Key Encryption - Algorithms" draw:style-name="dp3" draw:master-page-name="secondImpress" presentation:use-footer-name="ftr1">
        <draw:frame draw:name="Rectangle 2" presentation:style-name="pr5" draw:text-style-name="P9" draw:layer="layout" svg:width="22.859cm" svg:height="3.165cm" svg:x="1.4cm" svg:y="0.6cm" presentation:class="title" presentation:user-transformed="true">
          <draw:text-box>
            <text:p text:style-name="P1"><text:span text:style-name="T6">Public-Key Encryption Algorithms</text:span></text:p>
          </draw:text-box>
        </draw:frame>
        <draw:frame draw:name="Rectangle 3" presentation:style-name="pr4" draw:text-style-name="P7" draw:layer="layout" svg:width="22.859cm" svg:height="12.584cm" svg:x="1.301cm" svg:y="4.123cm" presentation:class="outline" presentation:user-transformed="true">
          <draw:text-box>
            <text:list text:style-name="L2">
              <text:list-item>
                <text:p text:style-name="P6"><text:span text:style-name="T3">RSA (Rivest, Shamir and Adleman)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1978</text:span></text:p>
                  </text:list-item>
                  <text:list-item>
                    <text:p text:style-name="P8"><text:span text:style-name="T4">1K to 4K key.</text:span></text:p>
                  </text:list-item>
                  <text:list-item>
                    <text:p text:style-name="P8"><text:span text:style-name="T4">A 768 bit key has been broken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4">
              <text:list-item>
                <text:p text:style-name="P6"><text:span text:style-name="T3">DSA (Digital Signature Algorithm)</text:span></text:p>
                <text:list>
                  <text:list-item>
                    <text:p text:style-name="P8"><text:span text:style-name="T4">Adopted in 1993</text:span></text:p>
                  </text:list-item>
                </text:list>
              </text:list-item>
            </text:list>
            <text:p text:style-name="P6"><text:span text:style-name="T3"/></text:p>
            <text:p text:style-name="P11"><text:span text:style-name="T7"/></text:p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5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RSA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RSA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Published in 1978 by Rivest, Shamir and Adleman.</text:span></text:p>
              </text:list-item>
              <text:list-item>
                <text:p text:style-name="P16"><text:span text:style-name="T3">Clifford Clocks working in GCHQ described an equivalent system in 1973.</text:span></text:p>
              </text:list-item>
              <text:list-item>
                <text:p text:style-name="P16"><text:span text:style-name="T3">Not revealed due to top secret classification.</text:span></text:p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6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RSA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RSA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1K to 4K key.</text:span></text:p>
              </text:list-item>
              <text:list-item>
                <text:p text:style-name="P6"><text:span text:style-name="T3">[A 768 bit key has been broken]</text:span></text:p>
              </text:list-item>
              <text:list-item>
                <text:p text:style-name="P16"><text:span text:style-name="T3">Three phases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Key Generation</text:span></text:p>
                  </text:list-item>
                  <text:list-item>
                    <text:p text:style-name="P17"><text:span text:style-name="T4">Encryption</text:span></text:p>
                  </text:list-item>
                  <text:list-item>
                    <text:p text:style-name="P17"><text:span text:style-name="T4">Decryption</text:span></text:p>
                  </text:list-item>
                </text:list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style-name="gr1" draw:layer="layout" svg:width="13.008cm" svg:height="10.218cm" svg:x="2.693cm" svg:y="2.07cm" draw:page-number="7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SA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DSA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The Digital Signature Algorithm (DSA)</text:span></text:p>
              </text:list-item>
              <text:list-item>
                <text:p text:style-name="P6"><text:span text:style-name="T3">1991</text:span></text:p>
              </text:list-item>
              <text:list-item>
                <text:p text:style-name="P6"><text:span text:style-name="T3">The hash function used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originally SHA1 </text:span></text:p>
                  </text:list-item>
                  <text:list-item>
                    <text:p text:style-name="P8"><text:span text:style-name="T4">now SHA2 used.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1" draw:layer="layout" svg:width="13.008cm" svg:height="10.218cm" svg:x="2.693cm" svg:y="2.07cm" draw:page-number="8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SA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DSA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Key Generation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Choosing parameters for algorithm</text:span></text:p>
                  </text:list-item>
                  <text:list-item>
                    <text:p text:style-name="P17"><text:span text:style-name="T4">Generate public/private key pairs.</text:span></text:p>
                  </text:list-item>
                </text:list>
              </text:list-item>
              <text:list-item>
                <text:p text:style-name="P16"><text:span text:style-name="T3">Signing</text:span></text:p>
              </text:list-item>
              <text:list-item>
                <text:p text:style-name="P16"><text:span text:style-name="T3">Verifying</text:span></text:p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9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0" draw:style-name="dp3" draw:master-page-name="secondImpress" presentation:presentation-page-layout-name="AL1T0" presentation:use-footer-name="ftr1">
        <draw:frame draw:name="Title 1" presentation:style-name="pr1" draw:text-style-name="P18" draw:layer="layout" svg:width="21.174cm" svg:height="4.867cm" svg:x="2.54cm" svg:y="4.233cm" presentation:class="title" presentation:user-transformed="true">
          <draw:text-box>
            <text:p text:style-name="P1"><text:span text:style-name="T9">Digital Signatures and Digital Certificates</text:span></text:p>
          </draw:text-box>
        </draw:frame>
        <draw:frame draw:name="Subtitle 2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008cm" svg:height="10.218cm" svg:x="2.693cm" svg:y="2.07cm" draw:page-number="10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Authentication: Digital Signatures" draw:style-name="dp3" draw:master-page-name="secondImpress" presentation:use-footer-name="ftr1"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Authentication: Digital Signatures</text:span></text:p>
          </draw:text-box>
        </draw:frame>
        <draw:frame draw:name="Rectangle 3" presentation:style-name="pr4" draw:text-style-name="P7" draw:layer="layout" svg:width="22.859cm" svg:height="12.584cm" svg:x="1.301cm" svg:y="4.326cm" presentation:class="outline" presentation:user-transformed="true">
          <draw:text-box>
            <text:list text:style-name="L2">
              <text:list-item>
                <text:p text:style-name="P6"><text:span text:style-name="T3">Authentication of a peer can be achieved, [if we are sure that we have the correct public key of the proposed peer], by using digital signatures. </text:span></text:p>
              </text:list-item>
              <text:list-item>
                <text:p text:style-name="P6"><text:span text:style-name="T3">More about management of keys later (Digital Certificates). </text:span></text:p>
              </text:list-item>
              <text:list-item>
                <text:p text:style-name="P6"><text:span text:style-name="T3">Digital signatures are not be forgeable. </text:span></text:p>
              </text:list-item>
              <text:list-item>
                <text:p text:style-name="P6"><text:span text:style-name="T3">Therefore they also provide non-repudiation. You cannot claim later that it wasn’t you</text:span></text:p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1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gital Signature - Authentication" draw:style-name="dp3" draw:master-page-name="secondImpress" presentation:use-footer-name="ftr1"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Digital Signature - Authentication</text:span></text:p>
          </draw:text-box>
        </draw:frame>
        <draw:frame draw:name="Rectangle 3" presentation:style-name="pr4" draw:text-style-name="P7" draw:layer="layout" svg:width="22.859cm" svg:height="12.584cm" svg:x="1.301cm" svg:y="4.123cm" presentation:class="outline" presentation:user-transformed="true">
          <draw:text-box>
            <text:list text:style-name="L2">
              <text:list-item>
                <text:p text:style-name="P11"><text:span text:style-name="T7">A digital signature is essentiall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ome data </text:span></text:p>
                  </text:list-item>
                  <text:list-item>
                    <text:p text:style-name="P8"><text:span text:style-name="T4">A one-way hash of the data <text:s/>encrypted with a private key. </text:span></text:p>
                  </text:list-item>
                </text:list>
              </text:list-item>
              <text:list-item>
                <text:p text:style-name="P6"><text:span text:style-name="T7">The receiving peer</text:span><text:span text:style-name="T3"> </text:span></text:p>
                <text:list>
                  <text:list-item>
                    <text:p text:style-name="P8"><text:span text:style-name="T4">decrypts the digital signature </text:span></text:p>
                  </text:list-item>
                  <text:list-item>
                    <text:p text:style-name="P8"><text:span text:style-name="T4">hashes the data, using the same algorithm</text:span></text:p>
                  </text:list-item>
                  <text:list-item>
                    <text:p text:style-name="P8"><text:span text:style-name="T4">compares the two</text:span></text:p>
                  </text:list-item>
                </text:list>
              </text:list-item>
              <text:list-item>
                <text:p text:style-name="P11"><text:span text:style-name="T7">Nobody but the person with access to the private key could have signed the data. </text:span></text:p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2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gital Signature" draw:style-name="dp3" draw:master-page-name="secondImpress" presentation:use-footer-name="ftr1">
        <draw:frame draw:name="Rectangle 2" presentation:style-name="pr5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Digital Signature</text:span></text:p>
          </draw:text-box>
        </draw:frame>
        <draw:custom-shape draw:name="Rectangle 3" draw:style-name="gr2" draw:text-style-name="P20" draw:layer="layout" svg:width="3.602cm" svg:height="2.601cm" svg:x="3.298cm" svg:y="6.125cm">
          <text:p text:style-name="P19"><text:span text:style-name="T10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20" draw:layer="layout" svg:width="3.602cm" svg:height="2.601cm" svg:x="16.298cm" svg:y="5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0" draw:layer="layout" svg:width="5cm" svg:height="0.802cm" svg:x="3.298cm" svg:y="10.3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4" draw:text-style-name="P20" draw:layer="layout" svg:x1="4.299cm" svg:y1="8.726cm" svg:x2="4.299cm" svg:y2="10.323cm">
          <text:p/>
        </draw:line>
        <draw:custom-shape draw:name="Text Box 7" draw:style-name="gr5" draw:text-style-name="P20" draw:layer="layout" svg:width="4.156cm" svg:height="1.013cm" svg:x="4.704cm" svg:y="8.925cm">
          <text:p text:style-name="P19"><text:span text:style-name="T11">One-way </text:span><text:span text:style-name="T11">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draw:layer="layout" svg:width="5cm" svg:height="0.802cm" svg:x="3.298cm" svg:y="13.7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4" draw:text-style-name="P20" draw:layer="layout" svg:x1="4.299cm" svg:y1="11.125cm" svg:x2="4.299cm" svg:y2="13.727cm">
          <text:p/>
        </draw:line>
        <draw:custom-shape draw:name="Text Box 10" draw:style-name="gr5" draw:text-style-name="P20" draw:layer="layout" svg:width="3.968cm" svg:height="1.775cm" svg:x="4.688cm" svg:y="11.593cm">
          <text:p text:style-name="P19"><text:span text:style-name="T11">Encrypt with </text:span></text:p>
          <text:p text:style-name="P19"><text:span text:style-name="T11">private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6" draw:text-style-name="P20" draw:layer="layout" svg:x1="10.098cm" svg:y1="14.724cm" svg:x2="13.498cm" svg:y2="14.724cm">
          <text:p/>
        </draw:line>
        <draw:line draw:name="Line 12" draw:style-name="gr6" draw:text-style-name="P20" draw:layer="layout" svg:x1="9.899cm" svg:y1="7.126cm" svg:x2="13.299cm" svg:y2="7.126cm">
          <text:p/>
        </draw:line>
        <draw:custom-shape draw:name="Rectangle 13" draw:style-name="gr3" draw:text-style-name="P20" draw:layer="layout" svg:width="5cm" svg:height="0.802cm" svg:x="15.699cm" svg:y="14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20" draw:layer="layout" svg:width="5cm" svg:height="0.802cm" svg:x="15.699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20" draw:layer="layout" svg:width="5cm" svg:height="0.802cm" svg:x="15.699cm" svg:y="9.7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" draw:text-style-name="P20" draw:layer="layout" svg:x1="19.102cm" svg:y1="7.924cm" svg:x2="19.102cm" svg:y2="9.723cm">
          <text:p/>
        </draw:line>
        <draw:custom-shape draw:name="Text Box 17" draw:style-name="gr5" draw:text-style-name="P20" draw:layer="layout" svg:width="4.156cm" svg:height="1.013cm" svg:x="13.501cm" svg:y="8.326cm">
          <text:p text:style-name="P19"><text:span text:style-name="T11">One-way h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" draw:text-style-name="P20" draw:layer="layout" svg:x1="19.301cm" svg:y1="14.525cm" svg:x2="19.301cm" svg:y2="12.726cm">
          <text:p/>
        </draw:line>
        <draw:custom-shape draw:name="Text Box 19" draw:style-name="gr5" draw:text-style-name="P20" draw:layer="layout" svg:width="4.003cm" svg:height="1.775cm" svg:x="14.9cm" svg:y="12.726cm">
          <text:p text:style-name="P19"><text:span text:style-name="T11">Decrypt with </text:span></text:p>
          <text:p text:style-name="P19"><text:span text:style-name="T11">public k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7" draw:text-style-name="P20" draw:layer="layout" svg:x1="18.3cm" svg:y1="11.923cm" svg:x2="18.3cm" svg:y2="10.526cm">
          <text:p/>
        </draw:line>
        <draw:custom-shape draw:name="Text Box 21" draw:style-name="gr5" draw:text-style-name="P20" draw:layer="layout" svg:width="3.421cm" svg:height="1.267cm" svg:x="14.301cm" svg:y="10.526cm">
          <text:p text:style-name="P19"><text:span text:style-name="T10">com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008cm" svg:height="10.218cm" svg:x="2.693cm" svg:y="2.07cm" draw:page-number="13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gital Signature - Integrity" draw:style-name="dp3" draw:master-page-name="secondImpress" presentation:use-footer-name="ftr1">
        <draw:frame draw:name="Rectangle 2" presentation:style-name="pr5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Digital Signature - Integrity</text:span></text:p>
          </draw:text-box>
        </draw:frame>
        <draw:frame draw:name="Rectangle 3" presentation:style-name="pr4" draw:text-style-name="P7" draw:layer="layout" svg:width="21.589cm" svg:height="11.429cm" svg:x="1.905cm" svg:y="5.08cm" presentation:class="outline" presentation:user-transformed="true">
          <draw:text-box>
            <text:list text:style-name="L2">
              <text:list-item>
                <text:p text:style-name="P6"><text:span text:style-name="T3">Notice that we also get integrity of data (not confidentiality)</text:span></text:p>
              </text:list-item>
              <text:list-item>
                <text:p text:style-name="P6"><text:span text:style-name="T3">If the data has been changed, then its hash value won’t match the decrypted Digital Signature. </text:span></text:p>
              </text:list-item>
            </text:list>
          </draw:text-box>
        </draw:frame>
        <presentation:notes draw:style-name="dp4">
          <draw:custom-shape draw:name="Rectangle 7" draw:style-name="gr8" draw:text-style-name="P20" draw:layer="layout" svg:width="7.972cm" svg:height="1.362cm" svg:x="10.425cm" svg:y="25.889cm">
            <text:p text:style-name="P21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14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Authentication using Certificates and Digital Signatures" draw:style-name="dp3" draw:master-page-name="secondImpress" presentation:use-footer-name="ftr1"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Authentication using Certificates and Digital Signatures</text:span></text:p>
          </draw:text-box>
        </draw:frame>
        <draw:frame draw:name="Rectangle 3" presentation:style-name="pr4" draw:text-style-name="P7" draw:layer="layout" svg:width="22.859cm" svg:height="12.584cm" svg:x="1.141cm" svg:y="5.016cm" presentation:class="outline" presentation:user-transformed="true">
          <draw:text-box>
            <text:list text:style-name="L2">
              <text:list-item>
                <text:p text:style-name="P6"><text:span text:style-name="T3">Authentication is actually a </text:span><text:span text:style-name="T12">two step process</text:span><text:span text:style-name="T3">. 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First obtain and be sure that you have the right public key of the proposed peer (Digital Certificate)</text:span></text:p>
              </text:list-item>
              <text:list-item>
                <text:p text:style-name="P6"><text:span text:style-name="T3">Secondly ensure that the proposed peer has the associated private key (using Digital Signatures).</text:span></text:p>
              </text:list-item>
            </text:list>
            <text:p text:style-name="P6"><text:span text:style-name="T3"/></text:p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5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econdImpress" presentation:presentation-page-layout-name="AL1T0" presentation:use-footer-name="ftr1">
        <draw:frame draw:name="Rectangle 4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Digital Certificates</text:span></text:p>
          </draw:text-box>
        </draw:frame>
        <draw:frame draw:name="Rectang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008cm" svg:height="10.218cm" svg:x="2.693cm" svg:y="2.07cm" draw:page-number="16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Digital Certificates -&#10;Certificate Authorities" draw:style-name="dp3" draw:master-page-name="secondImpress" presentation:use-footer-name="ftr1"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Digital Certificates &amp; Certificate Authorities</text:span></text:p>
          </draw:text-box>
        </draw:frame>
        <draw:frame draw:name="Rectangle 3" presentation:style-name="pr4" draw:text-style-name="P7" draw:layer="layout" svg:width="22.859cm" svg:height="12.584cm" svg:x="1.27cm" svg:y="4.8cm" presentation:class="outline" presentation:user-transformed="true">
          <draw:text-box>
            <text:list text:style-name="L2">
              <text:list-item>
                <text:p text:style-name="P6"><text:span text:style-name="T3">Certificates are issued by Certificate Authorities (CA), who we trust (Verisign/Thawte).</text:span></text:p>
              </text:list-item>
              <text:list-item>
                <text:p text:style-name="P6"><text:span text:style-name="T3">The Certificate Authority has a (well published) procedure for verifying applicants for their digital certificates.</text:span></text:p>
              </text:list-item>
              <text:list-item>
                <text:p text:style-name="P6"><text:span text:style-name="T3">In effect the Digital Certificate is a “letter of introduction” by the CA.</text:span></text:p>
              </text:list-item>
              <text:list-item>
                <text:p text:style-name="P6"><text:span text:style-name="T3">Verisign provide a range of Certificates:-</text:span></text:p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7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gital Certificates" draw:style-name="dp3" draw:master-page-name="secondImpress" presentation:use-footer-name="ftr1">
        <draw:frame draw:name="Rectangle 2" presentation:style-name="pr5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Digital Certificates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1"><text:span text:style-name="T7">Thawte Personal Basic CA</text:span></text:p>
              </text:list-item>
              <text:list-item>
                <text:p text:style-name="P11"><text:span text:style-name="T7">Thawte Personal Freemail CA</text:span></text:p>
              </text:list-item>
              <text:list-item>
                <text:p text:style-name="P11"><text:span text:style-name="T7">Thawte Personal Premium CA</text:span></text:p>
              </text:list-item>
              <text:list-item>
                <text:p text:style-name="P11"><text:span text:style-name="T7">Thawte Premium Server CA</text:span></text:p>
              </text:list-item>
              <text:list-item>
                <text:p text:style-name="P11"><text:span text:style-name="T7">Thawte Server CA</text:span></text:p>
              </text:list-item>
              <text:list-item>
                <text:p text:style-name="P11"><text:span text:style-name="T7">Verisign Server CA</text:span></text:p>
              </text:list-item>
              <text:list-item>
                <text:p text:style-name="P11"><text:span text:style-name="T7">Verisign Class 1 CA <text:s/>……</text:span></text:p>
              </text:list-item>
              <text:list-item>
                <text:p text:style-name="P11"><text:span text:style-name="T7">Verisign Class 4 CA</text:span></text:p>
              </text:list-item>
              <text:list-item>
                <text:p text:style-name="P11"><text:span text:style-name="T7">Verisign Server CA</text:span></text:p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8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X.509 Digital Certificates" draw:style-name="dp3" draw:master-page-name="secondImpress" presentation:use-footer-name="ftr1">
        <draw:frame draw:name="Rectangle 2" presentation:style-name="pr5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X.509 Digital Certificates</text:span></text:p>
          </draw:text-box>
        </draw:frame>
        <draw:frame draw:name="Rectangle 3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8"><text:span text:style-name="T4">Digital certificates are defined in ISO standard X.509</text:span></text:p>
              </text:list-item>
              <text:list-item>
                <text:p text:style-name="P8"><text:span text:style-name="T4">An X.509 certificate binds a name to a public key.</text:span></text:p>
              </text:list-item>
              <text:list-item>
                <text:p text:style-name="P8"><text:span text:style-name="T4">An X.509 certificate <text:s/>contains</text:span></text:p>
              </text:list-item>
            </text:list>
            <text:list text:style-name="L4">
              <text:list-item>
                <text:list>
                  <text:list-item>
                    <text:p text:style-name="P22"><text:span text:style-name="T13">name of the CA</text:span></text:p>
                  </text:list-item>
                  <text:list-item>
                    <text:p text:style-name="P22"><text:span text:style-name="T13">the digital signature of the CA</text:span></text:p>
                  </text:list-item>
                  <text:list-item>
                    <text:p text:style-name="P22"><text:span text:style-name="T13">serial number</text:span></text:p>
                  </text:list-item>
                  <text:list-item>
                    <text:p text:style-name="P22"><text:span text:style-name="T13">validity period of the certificate</text:span></text:p>
                  </text:list-item>
                  <text:list-item>
                    <text:p text:style-name="P22"><text:span text:style-name="T13">name of the owner (subject)</text:span></text:p>
                  </text:list-item>
                  <text:list-item>
                    <text:p text:style-name="P22"><text:span text:style-name="T13">subject’s public key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9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X.509 Digital Certificates - Distinguished Names" draw:style-name="dp3" draw:master-page-name="secondImpress" presentation:use-footer-name="ftr1"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X.509 Digital Certificates - Distinguished Names</text:span></text:p>
          </draw:text-box>
        </draw:frame>
        <draw:frame draw:name="Rectangle 3" presentation:style-name="pr4" draw:text-style-name="P7" draw:layer="layout" svg:width="22.859cm" svg:height="10.4cm" svg:x="1.2cm" svg:y="5.8cm" presentation:class="outline" presentation:user-transformed="true">
          <draw:text-box>
            <text:list text:style-name="L2">
              <text:list-item>
                <text:p text:style-name="P6"><text:span text:style-name="T3">To be more precise, an X.509 certificate binds a Distinguished Name (DN) to a public key. </text:span></text:p>
              </text:list-item>
              <text:list-item>
                <text:p text:style-name="P6"><text:span text:style-name="T3">A DN is a sequence of name-value pairs, e.g.</text:span><text:span text:style-name="T3"><text:tab/></text:span><text:span text:style-name="T3"><text:tab/></text:span><text:span text:style-name="T3"><text:tab/></text:span><text:span text:style-name="T3">uid=pjacob,e=pjacob@ait.ie,</text:span><text:span text:style-name="T3"><text:tab/></text:span><text:span text:style-name="T3"><text:tab/></text:span><text:span text:style-name="T3"><text:tab/></text:span><text:span text:style-name="T3"><text:tab/></text:span><text:span text:style-name="T3">cn=Paul Jacob,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o=Athlone Institute of Technology,c=IE</text:span></text:p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0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Digital Certificates " draw:style-name="dp3" draw:master-page-name="secondImpress" presentation:use-footer-name="ftr1">
        <draw:frame draw:name="Rectangle 2" presentation:style-name="pr5" draw:text-style-name="P5" draw:layer="layout" svg:width="22.859cm" svg:height="3.165cm" svg:x="1.27cm" svg:y="0.772cm" presentation:class="title" presentation:user-transformed="true">
          <draw:text-box>
            <text:p text:style-name="P1"><text:span text:style-name="T2">Digital Certificates </text:span></text:p>
          </draw:text-box>
        </draw:frame>
        <draw:frame draw:name="Rectangle 3" presentation:style-name="pr4" draw:text-style-name="P7" draw:layer="layout" svg:width="22.859cm" svg:height="12.584cm" svg:x="1.301cm" svg:y="3.925cm" presentation:class="outline" presentation:user-transformed="true">
          <draw:text-box>
            <text:list text:style-name="L2">
              <text:list-item>
                <text:p text:style-name="P6"><text:span text:style-name="T3">If we trust the authority, then we can trust name/public key mapping.</text:span></text:p>
              </text:list-item>
              <text:list-item>
                <text:p text:style-name="P6"><text:span text:style-name="T3">[Note that Digital Certificates on their own can not be used to authenticate a peer, as these digital certificates are freely passed around. </text:span></text:p>
              </text:list-item>
              <text:list-item>
                <text:p text:style-name="P6"><text:span text:style-name="T3">Hence the need to determine that the proposed peer has the private key corresponding to the public key on the certificate and the use of digital signatures.] </text:span></text:p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1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ummary: Digital Certificates &amp; Digital Signatures_clipboard0" draw:style-name="dp3" draw:master-page-name="secondImpress" presentation:use-footer-name="ftr1"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Summary: Digital Certificates &amp; Digital Signatures</text:span></text:p>
          </draw:text-box>
        </draw:frame>
        <draw:frame draw:name="Rectangle 3" presentation:style-name="pr4" draw:text-style-name="P7" draw:layer="layout" svg:width="22.859cm" svg:height="9.784cm" svg:x="1.141cm" svg:y="5.816cm" presentation:class="outline" presentation:user-transformed="true">
          <draw:text-box>
            <text:list text:style-name="L2">
              <text:list-item>
                <text:p text:style-name="P6"><text:span text:style-name="T3">Send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igital Certificate</text:span></text:p>
                  </text:list-item>
                  <text:list-item>
                    <text:p text:style-name="P8"><text:span text:style-name="T4">Random piece of text </text:span></text:p>
                  </text:list-item>
                  <text:list-item>
                    <text:p text:style-name="P8"><text:span text:style-name="T4">digitally signed <text:s/>(encrypted one-way hash of text) <text:s/></text:span></text:p>
                  </text:list-item>
                </text:list>
              </text:list-item>
            </text:list>
          </draw:text-box>
        </draw:frame>
        <presentation:notes draw:style-name="dp4">
          <draw:frame draw:name="Rectangle 7" presentation:style-name="pr6" draw:text-style-name="P13" draw:layer="layout" svg:width="7.972cm" svg:height="1.362cm" svg:x="10.425cm" svg:y="25.889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22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Summary: Digital Certificates &amp; Digital Signatures" draw:style-name="dp3" draw:master-page-name="secondImpress" presentation:use-footer-name="ftr1">
        <draw:custom-shape draw:name="Slide Number Placeholder 5" draw:style-name="gr9" draw:text-style-name="P20" draw:layer="layout" svg:width="5.291cm" svg:height="1.269cm" svg:x="18.203cm" svg:y="1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5" draw:text-style-name="P9" draw:layer="layout" svg:width="22.859cm" svg:height="3.165cm" svg:x="1.27cm" svg:y="0.772cm" presentation:class="title" presentation:user-transformed="true">
          <draw:text-box>
            <text:p text:style-name="P1"><text:span text:style-name="T6">Summary: Digital Certificates &amp; Digital Signatures</text:span></text:p>
          </draw:text-box>
        </draw:frame>
        <draw:frame draw:name="Rectangle 3" presentation:style-name="pr4" draw:text-style-name="P7" draw:layer="layout" svg:width="23.33cm" svg:height="10.8cm" svg:x="1.27cm" svg:y="5.8cm" presentation:class="outline" presentation:user-transformed="true">
          <draw:text-box>
            <text:list text:style-name="L2">
              <text:list-item>
                <text:p text:style-name="P6"><text:span text:style-name="T3">The receiv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Verifies the Digital Certificate, i.e. checks the Digital Signature on the Certificate (using the CA’s public key).</text:span></text:p>
                  </text:list-item>
                  <text:list-item>
                    <text:p text:style-name="P8"><text:span text:style-name="T4">Reads the Public Key of the sender from the Certificate.</text:span></text:p>
                  </text:list-item>
                  <text:list-item>
                    <text:p text:style-name="P8"><text:span text:style-name="T4">Uses this to check the Digital Signature of the sender.</text:span></text:p>
                  </text:list-item>
                </text:list>
              </text:list-item>
            </text:list>
          </draw:text-box>
        </draw:frame>
        <presentation:notes draw:style-name="dp4">
          <draw:custom-shape draw:name="Rectangle 7" draw:style-name="gr8" draw:text-style-name="P20" draw:layer="layout" svg:width="7.972cm" svg:height="1.362cm" svg:x="10.425cm" svg:y="25.889cm">
            <text:p text:style-name="P21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" draw:style-name="gr1" draw:layer="layout" svg:width="13.625cm" svg:height="10.221cm" svg:x="2.386cm" svg:y="2.042cm" draw:page-number="23" presentation:class="page"/>
          <draw:frame draw:name="Rectangle 3" presentation:style-name="pr7" draw:text-style-name="P14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econdImpress" presentation:presentation-page-layout-name="AL1T0" presentation:use-footer-name="ftr1">
        <draw:frame draw:name="Title 3" presentation:style-name="pr1" draw:text-style-name="P18" draw:layer="layout" svg:width="21.174cm" svg:height="4.867cm" svg:x="2.54cm" svg:y="4.233cm" presentation:class="title" presentation:user-transformed="true">
          <draw:text-box>
            <text:p text:style-name="P15"><text:span text:style-name="T9">Public/Private Key Encryption - Java</text:span></text:p>
          </draw:text-box>
        </draw:frame>
        <draw:frame draw:name="Subtitle 4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008cm" svg:height="10.218cm" svg:x="2.693cm" svg:y="2.07cm" draw:page-number="24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 Example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 Example</text:span></text:p>
          </draw:text-box>
        </draw:frame>
        <draw:custom-shape draw:name="TextBox 3" draw:style-name="gr10" draw:text-style-name="P24" draw:layer="layout" svg:width="21.704cm" svg:height="6.18cm" svg:x="1.658cm" svg:y="5.159cm">
          <text:p text:style-name="P23"><text:span text:style-name="T14">KeyPairGenerator keyGen = KeyPairGenerator.</text:span><text:span text:style-name="T15">getInstance("DSA");</text:span></text:p>
          <text:p text:style-name="P23"><text:span text:style-name="T14">SecureRandom random = new SecureRandom();</text:span></text:p>
          <text:p text:style-name="P23"><text:span text:style-name="T14">random.setSeed(2345);</text:span></text:p>
          <text:p text:style-name="P23"><text:span text:style-name="T14">keyGen.initialize(1024, random);</text:span></text:p>
          <text:p text:style-name="P23"><text:span text:style-name="T14">KeyPair pair = keyGen.generateKeyPair();</text:span></text:p>
          <text:p text:style-name="P23"><text:span text:style-name="T14">PrivateKey privateKey = pair.getPrivate();</text:span></text:p>
          <text:p text:style-name="P23"><text:span text:style-name="T14">PublicKey <text:s/>publicKey = pair.getPublic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008cm" svg:height="10.218cm" svg:x="2.693cm" svg:y="2.07cm" draw:page-number="25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 Example (cont)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 Example (cont)</text:span></text:p>
          </draw:text-box>
        </draw:frame>
        <draw:custom-shape draw:name="TextBox 3" draw:style-name="gr10" draw:text-style-name="P24" draw:layer="layout" svg:width="19.053cm" svg:height="11.262cm" svg:x="1.859cm" svg:y="5.159cm">
          <text:p text:style-name="P23"><text:span text:style-name="T14"><text:s text:c="4"/></text:span><text:span text:style-name="T14">// sending the data</text:span></text:p>
          <text:p text:style-name="P23"><text:span text:style-name="T14"><text:s text:c="4"/></text:span><text:span text:style-name="T14">Signature dsa = Signature.</text:span><text:span text:style-name="T15">getInstance("SHA1withDSA");</text:span></text:p>
          <text:p text:style-name="P23"><text:span text:style-name="T14"><text:s text:c="4"/></text:span><text:span text:style-name="T14">dsa.initSign(privateKey);</text:span></text:p>
          <text:p text:style-name="P23"><text:span text:style-name="T14"><text:s text:c="4"/></text:span><text:span text:style-name="T14">byte[] sendText = "Sending Data".getBytes();</text:span></text:p>
          <text:p text:style-name="P23"><text:span text:style-name="T14"><text:s text:c="4"/></text:span><text:span text:style-name="T14">dsa.update(sendText);</text:span></text:p>
          <text:p text:style-name="P23"><text:span text:style-name="T14"><text:s text:c="4"/></text:span><text:span text:style-name="T14">byte[] sig = dsa.sign();</text:span></text:p>
          <text:p text:style-name="P23"><text:span text:style-name="T14"/></text:p>
          <text:p text:style-name="P23"><text:span text:style-name="T14"><text:s text:c="4"/></text:span><text:span text:style-name="T14">// receiving the data and verifying </text:span></text:p>
          <text:p text:style-name="P23"><text:span text:style-name="T14"><text:s text:c="2"/></text:span></text:p>
          <text:p text:style-name="P23"><text:span text:style-name="T14"><text:s text:c="4"/></text:span><text:span text:style-name="T14">dsa.initVerify(publicKey);</text:span></text:p>
          <text:p text:style-name="P23"><text:span text:style-name="T14"><text:s text:c="4"/></text:span><text:span text:style-name="T14">dsa.update(sendText);</text:span></text:p>
          <text:p text:style-name="P23"><text:span text:style-name="T14"><text:s text:c="4"/></text:span><text:span text:style-name="T14">boolean verifies = dsa.verify(sig);</text:span></text:p>
          <text:p text:style-name="P23"><text:span text:style-name="T14"><text:s text:c="4"/></text:span><text:span text:style-name="T14">System.</text:span><text:span text:style-name="T15">out.println("signature verifies: " + verifies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008cm" svg:height="10.218cm" svg:x="2.693cm" svg:y="2.07cm" draw:page-number="26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27" draw:style-name="dp3" draw:master-page-name="secondImpress" presentation:presentation-page-layout-name="AL1T0" presentation:use-footer-name="ftr1">
        <draw:frame draw:name="Title 3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5"><text:span text:style-name="T1">java.security API</text:span></text:p>
          </draw:text-box>
        </draw:frame>
        <draw:frame draw:name="Subtitle 4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008cm" svg:height="10.218cm" svg:x="2.693cm" svg:y="2.07cm" draw:page-number="27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KeyPairGenerator" draw:style-name="dp3" draw:master-page-name="secondImpress" presentation:presentation-page-layout-name="AL2T11" presentation:use-footer-name="ftr1">
        <draw:frame draw:name="Title 1" presentation:style-name="pr1" draw:text-style-name="P25" draw:layer="layout" svg:width="22.859cm" svg:height="3.165cm" svg:x="1.27cm" svg:y="0.772cm" presentation:class="title" presentation:user-transformed="true">
          <draw:text-box>
            <text:p text:style-name="P15"><text:span text:style-name="T16">java.security.KeyPairGenerator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static KeyPairGenerator getInstance(String algorithm) 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Returns a KeyPairGenerator object that generates public/private key pairs for the specified algorithm.</text:span></text:p>
                  </text:list-item>
                </text:list>
              </text:list-item>
              <text:list-item>
                <text:p text:style-name="P16"><text:span text:style-name="T3">public void initialize(int keysize, SecureRandom random)</text:span></text:p>
                <text:list>
                  <text:list-item>
                    <text:p text:style-name="P17"><text:span text:style-name="T4">initializes the key pair generator for a certain keysize with the given source of randomness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28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KeyPairGenerator" draw:style-name="dp3" draw:master-page-name="secondImpress" presentation:presentation-page-layout-name="AL2T11" presentation:use-footer-name="ftr1">
        <draw:frame draw:name="Title 1" presentation:style-name="pr1" draw:text-style-name="P25" draw:layer="layout" svg:width="22.859cm" svg:height="3.165cm" svg:x="1.27cm" svg:y="0.772cm" presentation:class="title" presentation:user-transformed="true">
          <draw:text-box>
            <text:p text:style-name="P15"><text:span text:style-name="T16">java.security.KeyPairGenerator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public final KeyPair genKeyPair(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generates a key pair.</text:span></text:p>
                  </text:list-item>
                </text:list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style-name="gr1" draw:layer="layout" svg:width="13.008cm" svg:height="10.218cm" svg:x="2.693cm" svg:y="2.07cm" draw:page-number="29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SecureRandom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.security.SecureRandom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Provides a cryptographically strong random number generator (RNG).</text:span></text:p>
              </text:list-item>
              <text:list-item>
                <text:p text:style-name="P16"><text:span text:style-name="T3">public SecureRandom(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constructor</text:span></text:p>
                  </text:list-item>
                </text:list>
              </text:list-item>
              <text:list-item>
                <text:p text:style-name="P16"><text:span text:style-name="T3">public void setSeed(byte[] seed)</text:span></text:p>
                <text:list>
                  <text:list-item>
                    <text:p text:style-name="P17"><text:span text:style-name="T4">Reseeds this random object. The given seed supplements, rather than replaces, the existing seed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30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KeyPair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.security.KeyPair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PrivateKey getPrivate() 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Returns a reference to the private key component of this key pair.</text:span></text:p>
                  </text:list-item>
                </text:list>
              </text:list-item>
              <text:list-item>
                <text:p text:style-name="P16"><text:span text:style-name="T3"> </text:span><text:span text:style-name="T3">PublicKey getPublic() </text:span></text:p>
                <text:list>
                  <text:list-item>
                    <text:p text:style-name="P17"><text:span text:style-name="T4">Returns a reference to the public key component of this key pai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31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Signature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.security.Signature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3">Provide the functionality of a digital signature algorithm.</text:span></text:p>
              </text:list-item>
              <text:list-item>
                <text:p text:style-name="P16"><text:span text:style-name="T3">Can sign text and verify signed text. </text:span></text:p>
              </text:list-item>
              <text:list-item>
                <text:p text:style-name="P16"><text:span text:style-name="T3">To sign text you will need a private key.</text:span></text:p>
              </text:list-item>
              <text:list-item>
                <text:p text:style-name="P16"><text:span text:style-name="T3">To verify a signature, you need the public key. </text:span></text:p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32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Signature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.security.Signature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16"><text:span text:style-name="T7">static Signature getInstance(String algorithm)</text:span><text:span text:style-name="T3"> 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4">Returns a Signature object that implements the specified signature algorithm.</text:span></text:p>
                  </text:list-item>
                </text:list>
              </text:list-item>
              <text:list-item>
                <text:p text:style-name="P16"><text:span text:style-name="T3">Algorithms</text:span></text:p>
                <text:list>
                  <text:list-item>
                    <text:p text:style-name="P17"><text:span text:style-name="T4">MD5withRSA, SHA1withRSA, MD5withDSA etc.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33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Signature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.security.Signature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26"><text:span text:style-name="T7">public final void initSign(PrivateKey privateKey)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3">initializes the object for signing (or verifying)</text:span></text:p>
                  </text:list-item>
                </text:list>
              </text:list-item>
              <text:list-item>
                <text:p text:style-name="P26"><text:span text:style-name="T7">public final void update(byte[] data)</text:span></text:p>
                <text:list>
                  <text:list-item>
                    <text:p text:style-name="P27"><text:span text:style-name="T13">updates the data to be signed (adds to it)</text:span></text:p>
                  </text:list-item>
                </text:list>
              </text:list-item>
              <text:list-item>
                <text:p text:style-name="P26"><text:span text:style-name="T7">public final byte[] sign()</text:span></text:p>
                <text:list>
                  <text:list-item>
                    <text:p text:style-name="P27"><text:span text:style-name="T13">returns the signature bytes of all the data updated</text:span></text:p>
                  </text:list-item>
                  <text:list-item>
                    <text:p text:style-name="P27"><text:span text:style-name="T13">resets this signature object to its state before any upd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34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java.security.Signature" draw:style-name="dp3" draw:master-page-name="secondImpress" presentation:presentation-page-layout-name="AL2T11" presentation:use-footer-name="ftr1">
        <draw:frame draw:name="Title 1" presentation:style-name="pr1" draw:text-style-name="P5" draw:layer="layout" svg:width="22.859cm" svg:height="3.165cm" svg:x="1.27cm" svg:y="0.772cm" presentation:class="title" presentation:user-transformed="true">
          <draw:text-box>
            <text:p text:style-name="P15"><text:span text:style-name="T2">java.security.Signature</text:span></text:p>
          </draw:text-box>
        </draw:frame>
        <draw:frame draw:name="Content Placeholder 2" presentation:style-name="pr4" draw:text-style-name="P7" draw:layer="layout" svg:width="22.859cm" svg:height="12.584cm" svg:x="1.27cm" svg:y="4.445cm" presentation:class="outline" presentation:user-transformed="true">
          <draw:text-box>
            <text:list text:style-name="L2">
              <text:list-item>
                <text:p text:style-name="P26"><text:span text:style-name="T7">public final void initVerify(PublicKey publicKey)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3">initializes the object for verifying</text:span></text:p>
                  </text:list-item>
                </text:list>
              </text:list-item>
              <text:list-item>
                <text:p text:style-name="P26"><text:span text:style-name="T7">public final void update(byte[] data)</text:span></text:p>
                <text:list>
                  <text:list-item>
                    <text:p text:style-name="P27"><text:span text:style-name="T13">updates the data to be verified (adds to it)</text:span></text:p>
                  </text:list-item>
                </text:list>
              </text:list-item>
              <text:list-item>
                <text:p text:style-name="P26"><text:span text:style-name="T7">boolean verify(byte[] signature)</text:span></text:p>
                <text:list>
                  <text:list-item>
                    <text:p text:style-name="P27"><text:span text:style-name="T13">verifies the signature of the bytes updated</text:span></text:p>
                  </text:list-item>
                  <text:list-item>
                    <text:p text:style-name="P27"><text:span text:style-name="T13">resets this signature object to its state before any updat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08cm" svg:height="10.218cm" svg:x="2.693cm" svg:y="2.07cm" draw:page-number="35" presentation:class="page"/>
          <draw:frame presentation:style-name="pr3" draw:text-style-name="P4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AA76E0AE1370B53A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AA76E0AE1370B53A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AA76E0AE1370B53A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AA76E0AE1370B53A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AA76E0AE1370B53A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AA76E0AE1370B53A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AA76E0AE1370B53A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AA76E0AE1370B53A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AA76E0AE1370B53A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AA76E0AE1370B53A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ublic Key Infrastructure</dc:title>
    <meta:initial-creator>Paul Jacob</meta:initial-creator>
    <meta:editing-cycles>119</meta:editing-cycles>
    <meta:print-date>2000-10-03T11:11:38</meta:print-date>
    <meta:creation-date>2000-05-11T18:21:41</meta:creation-date>
    <dc:date>2019-03-10T13:00:28.712123385</dc:date>
    <meta:editing-duration>PT43M18S</meta:editing-duration>
    <meta:generator>LibreOffice/6.0.7.3$Linux_X86_64 LibreOffice_project/00m0$Build-3</meta:generator>
    <meta:document-statistic meta:object-count="192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paul" xlink:href=""/>
  </office:meta>
</office:document-meta>
</file>